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name" form:apply-filter="true" form:command-type="table" form:control-implementation="ooo:com.sun.star.form.component.Form" office:target-frame="" xlink:href="" xlink:type="simple">
          <form:text form:name="Email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st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ity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on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st: <text:tab/><draw:control text:anchor-type="as-char" draw:z-index="1" draw:style-name="gr1" draw:text-style-name="P1" svg:width="7.436cm" svg:height="0.662cm" draw:control="control2"/></text:p>
      <text:p text:style-name="Standard"/>
      <text:p text:style-name="Standard"/>
      <text:p text:style-name="Standard"/>
      <text:p text:style-name="Standard"/>
      <text:p text:style-name="Standard"/>
      <text:p text:style-name="Standard">Name:<text:tab/><draw:control text:anchor-type="as-char" draw:z-index="2" draw:style-name="gr1" draw:text-style-name="P1" svg:width="7.436cm" svg:height="0.662cm" draw:control="control3"/></text:p>
      <text:p text:style-name="Standard"/>
      <text:p text:style-name="Standard">Street:<text:tab/><draw:control text:anchor-type="as-char" draw:z-index="3" draw:style-name="gr1" draw:text-style-name="P1" svg:width="7.436cm" svg:height="0.662cm" draw:control="control4"/></text:p>
      <text:p text:style-name="Standard"/>
      <text:p text:style-name="Standard">City:<text:tab/><draw:control text:anchor-type="as-char" draw:z-index="4" draw:style-name="gr1" draw:text-style-name="P1" svg:width="7.436cm" svg:height="0.662cm" draw:control="control5"/></text:p>
      <text:p text:style-name="Standard"/>
      <text:p text:style-name="Standard">Phone:<text:tab/><draw:control text:anchor-type="as-char" draw:z-index="5" draw:style-name="gr1" draw:text-style-name="P1" svg:width="7.436cm" svg:height="0.662cm" draw:control="control6"/></text:p>
      <text:p text:style-name="Standard"/>
      <text:p text:style-name="Standard">Email:<text:tab/><draw:control text:anchor-type="as-char" draw:z-index="0" draw:style-name="gr1" draw:text-style-name="P1" svg:width="7.436cm" svg:height="0.662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27T14:17:45.05</meta:creation-date>
    <dc:date>2022-05-27T18:08:44.28</dc:date>
    <meta:editing-duration>PT8M4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1" meta:paragraph-count="6" meta:word-count="6" meta:character-count="47"/>
  </office:meta>
</office:document-meta>
</file>